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  <table:table table:name="Sheet4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formula="oooc:=SUM([.A1:.A3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11">07/11/2005</text:date>, <text:time>09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7-08T14:16:10</meta:creation-date>
    <dc:date>2005-07-11T09:02:06</dc:date>
    <dc:language>en-US</dc:language>
    <meta:editing-cycles>49</meta:editing-cycles>
    <meta:editing-duration>PT3H54M1S</meta:editing-duration>
    <meta:user-defined meta:name="Info 1"/>
    <meta:user-defined meta:name="Info 2"/>
    <meta:user-defined meta:name="Info 3"/>
    <meta:user-defined meta:name="Info 4"/>
    <meta:document-statistic meta:table-count="4" meta:cell-count="3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Worksheet

MsgBox("For testing Worksheet Object")

sheet = ActiveWorkbook.ActiveSheet

MsgBox ("Sheet Name : " + ActiveWorkbook.Worksheets("Sheet1").Name)
MsgBox("ActiveSheet Name is : " + sheet.Name)

MsgBox("Number of rows in the range is : " + sheet.Range("A1:B3").Count )

MsgBox("Test : Is visible and activate")
MsgBox ("Is sheetVisisble : " + sheet.Visible)
sheet.Visible = False
MsgBox ("Is sheetVisisble : " + sheet.Visible)
sheet.Visible = True
ActiveWorkbook.Worksheets("Sheet1").Activate()
MsgBox ("Is sheetVisisble : " + sheet.Visible)

MsgBox("Test ProtectContents Protect/unProtect Method")
MsgBox ("ProtectContents  " + sheet.ProtectContents)
MsgBox ("Protect Method call  ")
sheet.Protect()
MsgBox ("ProtectContents now" + sheet.ProtectContents)
MsgBox("Unprotect method call")
sheet.Unprotect()
MsgBox ("ProtectContents now" + sheet.ProtectContents)

MsgBox("Test UsedRange Modify any data and see")
range1 = sheet.UsedRange
MsgBox ("UsedRange Address : " + range1.Address)
MsgBox ("StandardHeight : " + sheet.StandardHeight)
MsgBox ("StandardWidth : " + sheet.StandardWidth)

MsgBox ("Test Method Calculate ()")
MsgBox ("To test it disable tools-&gt;cellContents -&gt;autocalculate")
value = sheet.Range("A3").Value 
MsgBox ("A3 Value : " + sheet.Range("A3").Value )
MsgBox ("Add one to it")
sheet.Range("A3").Value = sheet.Range("A3").Value + 1
MsgBox ("Current A3 Value : " + sheet.Range("A3").Value )
MsgBox ("A4 should have changed automatically")
MsgBox("Call to method Calculate()")
sheet.Calculate()


MsgBox ("Test Copy")
sheet2 = ActiveWorkbook.Worksheets("Sheet2")
sheet.Copy()


MsgBox("Test Delete")
sheet2.Delete()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